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top" fo:wrap-option="wrap" fo:background-color="#F2F2F2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top" fo:wrap-option="wrap" fo:background-color="#F2F2F2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top" fo:background-color="#F2F2F2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 fo:background-color="#F2F2F2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6" style:family="table-cell" style:parent-style-name="Default" style:data-style-name="N0">
      <style:table-cell-properties fo:border="thin solid #000000" style:vertical-align="top" fo:background-color="#F2F2F2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fo:background-color="#F2F2F2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8" style:family="table-cell" style:parent-style-name="Default" style:data-style-name="N0">
      <style:table-cell-properties fo:border-top="thin solid #000000" fo:border-bottom="none" fo:border-left="2pt solid #000000" fo:border-right="thin solid #000000" style:vertical-align="top" fo:wrap-option="wrap" fo:background-color="#F2F2F2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F2F2F2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2pt solid #000000" style:vertical-align="top" fo:wrap-option="wrap" fo:background-color="#F2F2F2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1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1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top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1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2pt solid #000000" style:vertical-align="top" fo:wrap-option="wrap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17" style:family="table-cell" style:parent-style-name="Default" style:data-style-name="N0">
      <style:table-cell-properties fo:border-top="2pt solid #000000" fo:border-bottom="none" fo:border-left="2pt solid #000000" fo:border-right="thin solid #000000" style:vertical-align="top" fo:background-color="#F2F2F2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1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top" fo:background-color="#F2F2F2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19" style:family="table-cell" style:parent-style-name="Default" style:data-style-name="N0">
      <style:table-cell-properties fo:border-top="none" fo:border-bottom="none" fo:border-left="2pt solid #000000" fo:border-right="thin solid #000000" style:vertical-align="top" fo:background-color="#F2F2F2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background-color="#F2F2F2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21" style:family="table-cell" style:parent-style-name="Default" style:data-style-name="N0">
      <style:table-cell-properties fo:border-top="2pt solid #000000" fo:border-bottom="none" fo:border-left="2pt solid #000000" fo:border-right="thin solid #000000" style:vertical-align="top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2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top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23" style:family="table-cell" style:parent-style-name="Default" style:data-style-name="N0">
      <style:table-cell-properties fo:border-top="none" fo:border-bottom="none" fo:border-left="2pt solid #000000" fo:border-right="thin solid #000000" style:vertical-align="top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24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25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27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top" fo:background-color="#F2F2F2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2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background-color="#F2F2F2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29" style:family="table-cell" style:parent-style-name="Default" style:data-style-name="N0">
      <style:table-cell-properties fo:border-top="thin solid #000000" fo:border-bottom="none" fo:border-left="2pt solid #000000" fo:border-right="thin solid #000000" style:vertical-align="top" fo:background-color="#F2F2F2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30" style:family="table-cell" style:parent-style-name="Default" style:data-style-name="N0">
      <style:table-cell-properties fo:border-top="2pt solid #000000" fo:border-bottom="none" fo:border-left="2pt solid #000000" fo:border-right="thin solid #000000" style:vertical-align="top" fo:background-color="#FFFFFF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3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top" fo:background-color="#FFFFFF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3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top" fo:background-color="#FFFFFF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33" style:family="table-cell" style:parent-style-name="Default" style:data-style-name="N0">
      <style:table-cell-properties fo:border-top="none" fo:border-bottom="none" fo:border-left="2pt solid #000000" fo:border-right="thin solid #000000" style:vertical-align="top" fo:background-color="#FFFFFF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fo:background-color="#FFFFFF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FFFFFF" style:repeat-content="false"/>
      <style:paragraph-properties fo:text-align="start" fo:margin-left="0cm"/>
      <style:text-properties style:font-name="Calibri Light" style:font-name-asian="Calibri Light" style:font-name-complex="Calibri Ligh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2pt solid #000000" style:vertical-align="top" fo:background-color="#FFFFFF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F2F2F2" style:repeat-content="false"/>
      <style:paragraph-properties fo:text-align="start" fo:margin-left="0cm"/>
      <style:text-properties style:font-name="Calibri Light" style:font-name-asian="Calibri Light" style:font-name-complex="Calibri Ligh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2pt solid #000000" style:vertical-align="top" fo:background-color="#F2F2F2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3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top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4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4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top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42" style:family="table-cell" style:parent-style-name="Default" style:data-style-name="N0">
      <style:table-cell-properties fo:border-top="2pt solid #000000" fo:border-bottom="none" fo:border-left="2pt solid #000000" fo:border-right="thin solid #000000" style:vertical-align="top" style:repeat-content="false"/>
      <style:paragraph-properties fo:text-align="start" fo:margin-left="0cm"/>
      <style:text-properties fo:color="#0F0F0F" style:font-name="Calibri Light" style:font-name-asian="Calibri Light" style:font-name-complex="Calibri Ligh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2pt solid #000000" fo:border-bottom="none" fo:border-left="thin solid #000000" fo:border-right="thin solid #000000" style:vertical-align="top" style:repeat-content="false"/>
      <style:paragraph-properties fo:text-align="start" fo:margin-left="0cm"/>
      <style:text-properties fo:color="#0F0F0F" style:font-name="Calibri Light" style:font-name-asian="Calibri Light" style:font-name-complex="Calibri Ligh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2pt solid #000000" fo:border-bottom="none" fo:border-left="thin solid #000000" fo:border-right="2pt solid #000000" style:vertical-align="top" style:repeat-content="false"/>
      <style:paragraph-properties fo:text-align="start" fo:margin-left="0cm"/>
      <style:text-properties fo:color="#0F0F0F" style:font-name="Calibri Light" style:font-name-asian="Calibri Light" style:font-name-complex="Calibri Light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top" fo:background-color="#F2F2F2" style:repeat-content="false"/>
      <style:paragraph-properties fo:text-align="start" fo:margin-left="0cm"/>
      <style:text-properties fo:color="#0F0F0F" style:font-name="Calibri Light" style:font-name-asian="Calibri Light" style:font-name-complex="Calibri Light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fo:background-color="#F2F2F2" style:repeat-content="false"/>
      <style:paragraph-properties fo:text-align="start" fo:margin-left="0cm"/>
      <style:text-properties fo:color="#0F0F0F" style:font-name="Calibri Light" style:font-name-asian="Calibri Light" style:font-name-complex="Calibri Light"/>
    </style:style>
    <style:style style:name="ce47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top" style:repeat-content="false"/>
      <style:paragraph-properties fo:text-align="start" fo:margin-left="0cm"/>
      <style:text-properties fo:color="#0F0F0F" style:font-name="Calibri Light" style:font-name-asian="Calibri Light" style:font-name-complex="Calibri Light"/>
    </style:style>
    <style:style style:name="ce4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style:repeat-content="false"/>
      <style:paragraph-properties fo:text-align="start" fo:margin-left="0cm"/>
      <style:text-properties fo:color="#0F0F0F" style:font-name="Calibri Light" style:font-name-asian="Calibri Light" style:font-name-complex="Calibri Light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style:repeat-content="false"/>
      <style:paragraph-properties fo:text-align="start" fo:margin-left="0cm"/>
      <style:text-properties fo:color="#0F0F0F" style:font-name="Calibri Light" style:font-name-asian="Calibri Light" style:font-name-complex="Calibri Light"/>
    </style:style>
    <style:style style:name="ce50" style:family="table-cell" style:parent-style-name="Default" style:data-style-name="N0">
      <style:table-cell-properties fo:border-top="thin solid #000000" fo:border-bottom="none" fo:border-left="2pt solid #000000" fo:border-right="thin solid #000000" style:vertical-align="top" style:repeat-content="false"/>
      <style:paragraph-properties fo:text-align="start" fo:margin-left="0cm"/>
      <style:text-properties fo:color="#0F0F0F" style:font-name="Calibri Light" style:font-name-asian="Calibri Light" style:font-name-complex="Calibri Light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fo:background-color="#FFFFFF" style:repeat-content="false"/>
      <style:paragraph-properties fo:text-align="start" fo:margin-left="0cm"/>
      <style:text-properties fo:color="#0F0F0F" style:font-name="Calibri Light" style:font-name-asian="Calibri Light" style:font-name-complex="Calibri Light"/>
    </style:style>
    <style:style style:name="ce5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top" fo:background-color="#FFFFFF"/>
      <style:text-properties style:font-name="Calibri Light" style:font-name-asian="Calibri Light" style:font-name-complex="Calibri Light"/>
    </style:style>
    <style:style style:name="ce5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background-color="#FFFFFF"/>
      <style:text-properties style:font-name="Calibri Light" style:font-name-asian="Calibri Light" style:font-name-complex="Calibri Light"/>
    </style:style>
    <style:style style:name="ce54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top" fo:wrap-option="wrap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5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top" fo:wrap-option="wrap" fo:background-color="#FFFFFF" style:repeat-content="false"/>
      <style:paragraph-properties fo:text-align="start" fo:margin-left="0cm"/>
      <style:text-properties style:font-name="Calibri Light" style:font-name-asian="Calibri Light" style:font-name-complex="Calibri Ligh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top" fo:background-color="#FFFFFF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top" fo:wrap-option="wrap" fo:background-color="#F2F2F2" style:repeat-content="false"/>
      <style:paragraph-properties fo:text-align="start" fo:margin-left="0cm"/>
      <style:text-properties style:font-name="Calibri Light" style:font-name-asian="Calibri Light" style:font-name-complex="Calibri Ligh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top" fo:background-color="#F2F2F2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5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top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6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top" fo:wrap-option="wrap" fo:background-color="#F2F2F2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6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top" fo:wrap-option="wrap" fo:background-color="#F2F2F2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6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top" fo:wrap-option="wrap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63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top" style:repeat-content="false"/>
      <style:paragraph-properties fo:text-align="start" fo:margin-left="0cm"/>
      <style:text-properties fo:color="#0F0F0F" style:font-name="Calibri Light" style:font-name-asian="Calibri Light" style:font-name-complex="Calibri Light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5.94783333333333cm"/>
    </style:style>
    <style:style style:name="co3" style:family="table-column">
      <style:table-column-properties fo:break-before="auto" style:column-width="7.34483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54pt" style:use-optimal-row-height="false" fo:break-before="auto"/>
    </style:style>
    <style:style style:name="ro3" style:family="table-row">
      <style:table-row-properties style:row-height="100.8pt" style:use-optimal-row-height="true" fo:break-before="auto"/>
    </style:style>
    <style:style style:name="ro4" style:family="table-row">
      <style:table-row-properties style:row-height="57.6pt" style:use-optimal-row-height="true" fo:break-before="auto"/>
    </style:style>
    <style:style style:name="ro5" style:family="table-row">
      <style:table-row-properties style:row-height="144pt" style:use-optimal-row-height="true" fo:break-before="auto"/>
    </style:style>
    <style:style style:name="ro6" style:family="table-row">
      <style:table-row-properties style:row-height="129.6pt" style:use-optimal-row-height="true" fo:break-before="auto"/>
    </style:style>
    <style:style style:name="ro7" style:family="table-row">
      <style:table-row-properties style:row-height="86.4pt" style:use-optimal-row-height="true" fo:break-before="auto"/>
    </style:style>
    <style:style style:name="ro8" style:family="table-row">
      <style:table-row-properties style:row-height="158.4pt" style:use-optimal-row-height="true" fo:break-before="auto"/>
    </style:style>
    <style:style style:name="ro9" style:family="table-row">
      <style:table-row-properties style:row-height="115.8pt" style:use-optimal-row-height="true" fo:break-before="auto"/>
    </style:style>
    <style:style style:name="ro10" style:family="table-row">
      <style:table-row-properties style:row-height="46.8pt" style:use-optimal-row-height="false" fo:break-before="auto"/>
    </style:style>
    <style:style style:name="ro11" style:family="table-row">
      <style:table-row-properties style:row-height="43.2pt" style:use-optimal-row-height="true" fo:break-before="auto"/>
    </style:style>
    <style:style style:name="ro12" style:family="table-row">
      <style:table-row-properties style:row-height="14.4pt" style:use-optimal-row-height="true" fo:break-before="auto"/>
    </style:style>
    <style:style style:name="ro13" style:family="table-row">
      <style:table-row-properties style:row-height="28.8pt" style:use-optimal-row-height="true" fo:break-before="auto"/>
    </style:style>
    <style:style style:name="ro14" style:family="table-row">
      <style:table-row-properties style:row-height="29.4pt" style:use-optimal-row-height="true" fo:break-before="auto"/>
    </style:style>
    <style:style style:name="ro15" style:family="table-row">
      <style:table-row-properties style:row-height="27.6pt" style:use-optimal-row-height="false" fo:break-before="auto"/>
    </style:style>
    <style:style style:name="ro16" style:family="table-row">
      <style:table-row-properties style:row-height="72pt" style:use-optimal-row-height="true" fo:break-before="auto"/>
    </style:style>
    <style:style style:name="ro17" style:family="table-row">
      <style:table-row-properties style:row-height="30.6pt" style:use-optimal-row-height="false" fo:break-before="auto"/>
    </style:style>
    <style:style style:name="ro18" style:family="table-row">
      <style:table-row-properties style:row-height="115.2pt" style:use-optimal-row-height="true" fo:break-before="auto"/>
    </style:style>
    <style:style style:name="ro19" style:family="table-row">
      <style:table-row-properties style:row-height="32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42">
            <text:p>TABELA</text:p>
          </table:table-cell>
          <table:table-cell office:value-type="string" table:style-name="ce43">
            <text:p>KOLUMNA</text:p>
          </table:table-cell>
          <table:table-cell office:value-type="string" table:style-name="ce44">
            <text:p>ŹRÓDŁO<text:s text:c="4"/>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0" table:style-name="ce61">
            <text:p>Awaria</text:p>
          </table:table-cell>
          <table:table-cell office:value-type="string" table:number-columns-spanned="2" table:number-rows-spanned="1" table:style-name="ce60">
            <text:p><text:s/>Jedna krotka opisuje jedno wystąpienie awarii samolotu i naprawa tej awarii.</text:p>
            <text:p>Tabela Naprawa (z bazy danych SMAO) miała klucz obcy 'fk_awaria', który pozwala nam określić, która naprawajest związana z tą awarią.</text:p>
          </table:table-cell>
          <table:covered-table-cell/>
          <table:table-cell table:number-columns-repeated="16381"/>
        </table:table-row>
        <table:table-row table:style-name="ro3">
          <table:covered-table-cell/>
          <table:table-cell office:value-type="string" table:style-name="ce45">
            <text:p>id_data_awarii</text:p>
          </table:table-cell>
          <table:table-cell office:value-type="string" table:style-name="ce46">
            <text:p>Klucz obcy (tabela Data).<text:s/></text:p>
            <text:p>Data jest oparta na kolumnie<text:s/></text:p>
            <text:p>'data_awarii' z tabeli Awaria<text:s/></text:p>
            <text:p>(baza danych FADMS)</text:p>
            <text:p/>
            <text:p>* Uwaga - kolumna źródłowa zawierała również czas.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id_czas_awarii</text:p>
          </table:table-cell>
          <table:table-cell office:value-type="string" table:style-name="ce46">
            <text:p>Klucz obcy (tabela Czas).<text:s/></text:p>
            <text:p>Czas jest oparty na kolumnie<text:s/></text:p>
            <text:p>'data_awarii' z tabeli Awaria<text:s/></text:p>
            <text:p>(baza danych FADMS)</text:p>
            <text:p/>
            <text:p>*Uwaga - kolumna źródłowa zawierała również datę.</text:p>
          </table:table-cell>
          <table:table-cell table:number-columns-repeated="16381"/>
        </table:table-row>
        <table:table-row table:style-name="ro4">
          <table:covered-table-cell/>
          <table:table-cell office:value-type="string" table:style-name="ce6">
            <text:p>id_samolot</text:p>
          </table:table-cell>
          <table:table-cell office:value-type="string" table:style-name="ce46">
            <text:p>Klucz obcy (tabela Samolot).<text:s/></text:p>
            <text:p>Samolot jest oparty na<text:s/></text:p>
            <text:p>kolumnie 'fk_samolot' z tabeli<text:s/></text:p>
            <text:p>Awaria (baza danych FADMS).</text:p>
          </table:table-cell>
          <table:table-cell table:number-columns-repeated="16381"/>
        </table:table-row>
        <table:table-row table:style-name="ro5">
          <table:covered-table-cell/>
          <table:table-cell office:value-type="string" table:style-name="ce6">
            <text:p>id_data_naprawy</text:p>
          </table:table-cell>
          <table:table-cell office:value-type="string" table:style-name="ce7">
            <text:p>Klucz obcy (tabela Data).<text:s/></text:p>
            <text:p>Data jest oparta na kolumnie<text:s/></text:p>
            <text:p>'data_naprawy' z tabeli<text:s/></text:p>
            <text:p>Naprawa (baza danych FADMS).</text:p>
            <text:p/>
            <text:p>*Uwaga - kolumna źródłowa zawierała również czas.</text:p>
            <text:p>** Jeśli awaria nie została naprawiona - id_naprawa_data wskazuje na "sztuczny krotek".</text:p>
          </table:table-cell>
          <table:table-cell table:number-columns-repeated="16381"/>
        </table:table-row>
        <table:table-row table:style-name="ro5">
          <table:covered-table-cell/>
          <table:table-cell office:value-type="string" table:style-name="ce6">
            <text:p>id_czas_naprawy</text:p>
          </table:table-cell>
          <table:table-cell office:value-type="string" table:style-name="ce7">
            <text:p>Klucz obcy (tabela Czas). Czas<text:s/></text:p>
            <text:p>jest oparty na kolumnie<text:s/></text:p>
            <text:p>'data_naprawy' z tabeli<text:s/></text:p>
            <text:p>Naprawa (baza danych FADMS).</text:p>
            <text:p/>
            <text:p>*Uwaga - kolumna źródłowa<text:s/></text:p>
            <text:p>zawierała również datę.</text:p>
            <text:p>** Jeśli awaria nie została<text:s/></text:p>
            <text:p>naprawiona - id_naprawa_czas</text:p>
            <text:p>wskazuje na "sztuczny krotek".</text:p>
          </table:table-cell>
          <table:table-cell table:number-columns-repeated="16381"/>
        </table:table-row>
        <table:table-row table:style-name="ro6">
          <table:covered-table-cell/>
          <table:table-cell office:value-type="string" table:style-name="ce6">
            <text:p>id_serwis</text:p>
          </table:table-cell>
          <table:table-cell office:value-type="string" table:style-name="ce7">
            <text:p>Klucz obcy (tabela<text:s/></text:p>
            <text:p>SerwisSamolotowy). Tabela</text:p>
            <text:p>SerwisSamolotowy jest oparta<text:s/></text:p>
            <text:p>na kolumnie 'fk_usługa' z<text:s/></text:p>
            <text:p>tabeli Naprawa (baza danych<text:s/></text:p>
            <text:p>FADMS).</text:p>
            <text:p/>
            <text:p>*Jeśli awaria nie została naprawiona - id_usługa wskazuje na "sztuczny krotek".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6">
            <text:p>id_awaria_junk</text:p>
          </table:table-cell>
          <table:table-cell office:value-type="string" table:style-name="ce7">
            <text:p>Klucz obcy<text:s/></text:p>
            <text:p>(tabela ZłomAwaria). Dane są<text:s/></text:p>
            <text:p>oparte na kolumnach:<text:s/></text:p>
            <text:p>'przyczyna' (tabela Awaria z<text:s/></text:p>
            <text:p>FADMS), 'opis' (tabela<text:s/></text:p>
            <text:p>Naprawa z FADMS).</text:p>
          </table:table-cell>
          <table:table-cell table:number-columns-repeated="16381"/>
        </table:table-row>
        <table:table-row table:style-name="ro8">
          <table:covered-table-cell/>
          <table:table-cell office:value-type="string" table:style-name="ce6">
            <text:p>calkowity_koszt_naprawy</text:p>
          </table:table-cell>
          <table:table-cell office:value-type="string" table:style-name="ce7">
            <text:p>Wartość wskazująca ile<text:s/></text:p>
            <text:p>kosztowała naprawa usterki<text:s/></text:p>
            <text:p>(bez uwzględnienia obniżek).</text:p>
            <text:p>Źródło – kolumna<text:s/></text:p>
            <text:p>'całkowity_koszt', tabela<text:s/></text:p>
            <text:p>Naprawa, baza danych<text:s/></text:p>
            <text:p>FADMS.</text:p>
            <text:p/>
            <text:p>*Jeśli awaria nie została<text:s/></text:p>
            <text:p>naprawiona całkowity_koszt<text:s/></text:p>
            <text:p>wynosi 0.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9">
            <text:p>rzeczywisty_koszt_naprawy</text:p>
          </table:table-cell>
          <table:table-cell office:value-type="string" table:style-name="ce10">
            <text:p>Źródło – kolumna<text:s/></text:p>
            <text:p>'całkowity_koszt', tabela<text:s/></text:p>
            <text:p>Naprawa, baza danych FADMS.</text:p>
            <text:p/>
            <text:p>Ponieważ ubezpieczyciel zwraca<text:s/></text:p>
            <text:p>40% kosztów naprawy, część<text:s/></text:p>
            <text:p>zwrotu kosztu naprawy wynosi<text:s/></text:p>
            <text:p>0.6 * całkowity_koszt_naprawy.</text:p>
          </table:table-cell>
          <table:table-cell table:number-columns-repeated="16381"/>
        </table:table-row>
        <table:table-row table:style-name="ro10">
          <table:table-cell office:value-type="string" table:number-columns-spanned="1" table:number-rows-spanned="11" table:style-name="ce63">
            <text:p>Lot</text:p>
          </table:table-cell>
          <table:table-cell office:value-type="string" table:number-columns-spanned="2" table:number-rows-spanned="1" table:style-name="ce62">
            <text:p>Jedna krotka opisuje jeden lot samolotu i potencjalne opóźnienie.</text:p>
            <text:p>Tabela Opóźnień (z bazy danych FADMS) miała klucz obcy 'fk_lot', który pozwala nam określić, które opóźnienie jest związane z tym lotem.</text:p>
          </table:table-cell>
          <table:covered-table-cell/>
          <table:table-cell table:number-columns-repeated="16381"/>
        </table:table-row>
        <table:table-row table:style-name="ro11">
          <table:covered-table-cell/>
          <table:table-cell office:value-type="string" table:style-name="ce13">
            <text:p>numer_lotu</text:p>
          </table:table-cell>
          <table:table-cell office:value-type="string" table:style-name="ce49">
            <text:p>Wymiary zdegenerowane. Wartość jest<text:s/></text:p>
            <text:p>pobierana z kolumny 'numer_lotu',<text:s/></text:p>
            <text:p>tabela Lot (baza danych FADMS).</text:p>
          </table:table-cell>
          <table:table-cell table:number-columns-repeated="16381"/>
        </table:table-row>
        <table:table-row table:style-name="ro11">
          <table:covered-table-cell/>
          <table:table-cell office:value-type="string" table:style-name="ce13">
            <text:p>id_samolot</text:p>
          </table:table-cell>
          <table:table-cell office:value-type="string" table:style-name="ce14">
            <text:p>Klucz obcy (tabela Samolot). Samolot<text:s/></text:p>
            <text:p>oparty jest na kolumnie 'fk_samolot' z<text:s/></text:p>
            <text:p>tabeli Lot (baza danych FADMS).</text:p>
          </table:table-cell>
          <table:table-cell table:number-columns-repeated="16381"/>
        </table:table-row>
        <table:table-row table:style-name="ro4">
          <table:covered-table-cell/>
          <table:table-cell office:value-type="string" table:style-name="ce13">
            <text:p>id_trasa</text:p>
          </table:table-cell>
          <table:table-cell office:value-type="string" table:style-name="ce14">
            <text:p>Klucz obcy (tabela Trasa). Dane są oparte<text:s/></text:p>
            <text:p>na kolumnach 'miasto_wylotu',<text:s/></text:p>
            <text:p>'miasto_przylotu' z tabeli Lot<text:s/></text:p>
            <text:p>(baza danych FADMS).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13">
            <text:p>id_data_wylotu</text:p>
          </table:table-cell>
          <table:table-cell office:value-type="string" table:style-name="ce49">
            <text:p>Klucz obcy (tabela Data). Data jest<text:s/></text:p>
            <text:p>oparta na kolumnie 'data_odlotu' z<text:s/></text:p>
            <text:p>tabeli Lot (baza danych FADMS).</text:p>
            <text:p/>
            <text:p>*Uwaga - kolumna źródłowa zawierała również czas.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13">
            <text:p>id_czas_wylotu</text:p>
          </table:table-cell>
          <table:table-cell office:value-type="string" table:style-name="ce14">
            <text:p>Klucz obcy (tabela Czas). Czas jest oparty<text:s/></text:p>
            <text:p>na kolumnie 'data_wylotu' z tabeli Lot<text:s/></text:p>
            <text:p>(baza danych FADMS).</text:p>
            <text:p/>
            <text:p>*Uwaga - kolumna źródłowa zawierała<text:s/></text:p>
            <text:p>również datę.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13">
            <text:p>id_data_przylotu</text:p>
          </table:table-cell>
          <table:table-cell office:value-type="string" table:style-name="ce14">
            <text:p>Klucz obcy (tabela Data). Data jest oparta<text:s/></text:p>
            <text:p>na kolumnie 'data_przylotu' z tabeli Lot<text:s/></text:p>
            <text:p>(baza danych FADMS).</text:p>
            <text:p/>
            <text:p>*Uwaga - kolumna źródłowa zawierała<text:s/></text:p>
            <text:p>również czas.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13">
            <text:p>id_czas_przylotu</text:p>
          </table:table-cell>
          <table:table-cell office:value-type="string" table:style-name="ce14">
            <text:p>Klucz obcy (tabela Czas). Czas opiera się<text:s/></text:p>
            <text:p>na kolumnie 'data_przylotu' z tabeli Lot<text:s/></text:p>
            <text:p>(baza danych FADMS).</text:p>
            <text:p/>
            <text:p>*Uwaga - kolumna źródłowa zawierała<text:s/></text:p>
            <text:p>również datę.</text:p>
          </table:table-cell>
          <table:table-cell table:number-columns-repeated="16381"/>
        </table:table-row>
        <table:table-row table:style-name="ro4">
          <table:covered-table-cell/>
          <table:table-cell office:value-type="string" table:style-name="ce13">
            <text:p>id_lot_junk</text:p>
          </table:table-cell>
          <table:table-cell office:value-type="string" table:style-name="ce14">
            <text:p>Klucz obcy (tabela LotZłom). Dane opierają<text:s/></text:p>
            <text:p>się na kolumnach: 'przyczyna' (tabela<text:s/></text:p>
            <text:p>Opóźnienia z FADMS), 'anulowany' (tabela Lot z FADMS).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13">
            <text:p>calkowite_opoznienie</text:p>
          </table:table-cell>
          <table:table-cell office:value-type="string" table:style-name="ce14">
            <text:p>Numeryczna wartość (liczba minut<text:s/></text:p>
            <text:p>opóźnienia). Opiera się na kolumnie<text:s/></text:p>
            <text:p>'łączne_minuty' z tabeli Opóźnienia w<text:s/></text:p>
            <text:p>bazie danych FADMS.</text:p>
            <text:p/>
            <text:p>Jeśli opóźnienia nie było calkowite_opoznienie<text:s/></text:p>
            <text:p>wynosi 0.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15">
            <text:p>dystans</text:p>
          </table:table-cell>
          <table:table-cell office:value-type="string" table:style-name="ce16">
            <text:p>Odległość w kilometrach między<text:s/></text:p>
            <text:p>początkiem a końcem trasy. W bazie<text:s/></text:p>
            <text:p>danych ani w pliku .csv nie ma takich<text:s/></text:p>
            <text:p>danych. Możemy pobrać te dane z witryny<text:s/></text:p>
            <text:p>internetowej<text:s/></text:p>
            <text:p>https://www.airportdistancalculator.com/<text:s/></text:p>
            <text:p>na podstawie 'miasto_wylotu',<text:s/></text:p>
            <text:p>'miasto_przylotu' z tabeli Lot.</text:p>
          </table:table-cell>
          <table:table-cell table:number-columns-repeated="16381"/>
        </table:table-row>
        <table:table-row table:style-name="ro12">
          <table:table-cell office:value-type="string" table:number-columns-spanned="1" table:number-rows-spanned="10" table:style-name="ce58">
            <text:p>Samolot</text:p>
          </table:table-cell>
          <table:table-cell office:value-type="string" table:number-columns-spanned="2" table:number-rows-spanned="1" table:style-name="ce4">
            <text:p>Jedna krotka to jeden samolot naszych linii lotniczych.</text:p>
          </table:table-cell>
          <table:covered-table-cell/>
          <table:table-cell table:number-columns-repeated="16381"/>
        </table:table-row>
        <table:table-row table:style-name="ro13">
          <table:covered-table-cell/>
          <table:table-cell office:value-type="string" table:style-name="ce6">
            <text:p>id_samolot</text:p>
          </table:table-cell>
          <table:table-cell office:value-type="string" table:style-name="ce46">
            <text:p>Klucz zastępczy - generowany przez bazę<text:s/></text:p>
            <text:p>danych.</text:p>
          </table:table-cell>
          <table:table-cell table:number-columns-repeated="16381"/>
        </table:table-row>
        <table:table-row table:style-name="ro13">
          <table:covered-table-cell/>
          <table:table-cell office:value-type="string" table:style-name="ce6">
            <text:p>numer_setyjny</text:p>
          </table:table-cell>
          <table:table-cell office:value-type="string" table:style-name="ce7">
            <text:p>Źródło – plik Samoloty.csv, kolumna<text:s/></text:p>
            <text:p>'numer_seryjny'.</text:p>
          </table:table-cell>
          <table:table-cell table:number-columns-repeated="16381"/>
        </table:table-row>
        <table:table-row table:style-name="ro13">
          <table:covered-table-cell/>
          <table:table-cell office:value-type="string" table:style-name="ce6">
            <text:p>producent</text:p>
          </table:table-cell>
          <table:table-cell office:value-type="string" table:style-name="ce7">
            <text:p>Źródło – plik Samoloty.csv, kolumna<text:s/></text:p>
            <text:p>'producent'.</text:p>
          </table:table-cell>
          <table:table-cell table:number-columns-repeated="16381"/>
        </table:table-row>
        <table:table-row table:style-name="ro12">
          <table:covered-table-cell/>
          <table:table-cell office:value-type="string" table:style-name="ce6">
            <text:p>model</text:p>
          </table:table-cell>
          <table:table-cell office:value-type="string" table:style-name="ce20">
            <text:p>Źródło – plik Samoloty.csv, kolumna 'model'.</text:p>
          </table:table-cell>
          <table:table-cell table:number-columns-repeated="16381"/>
        </table:table-row>
        <table:table-row table:style-name="ro11">
          <table:covered-table-cell/>
          <table:table-cell office:value-type="string" table:style-name="ce6">
            <text:p>calkowita_waga</text:p>
          </table:table-cell>
          <table:table-cell office:value-type="string" table:style-name="ce7">
            <text:p>Wartość opisowa oparta na liczbie z<text:s/></text:p>
            <text:p>kolumny 'całkowita_waga' w pliku<text:s/></text:p>
            <text:p>Samoloty.csv.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ilosc_miejsc</text:p>
          </table:table-cell>
          <table:table-cell office:value-type="string" table:style-name="ce46">
            <text:p>Wartość opisowa oparta na liczbie z<text:s/></text:p>
            <text:p>kolumny 'liczba_miejsc' w pliku Samoloty.csv.</text:p>
            <text:p/>
            <text:p>Zakres może być aktualizowany. Tabela nie zawiera starych wartości ani kolumn takich jak 'jest_aktualny'.</text:p>
            <text:p>Wymiar SCD1.</text:p>
          </table:table-cell>
          <table:table-cell table:number-columns-repeated="16381"/>
        </table:table-row>
        <table:table-row table:style-name="ro11">
          <table:covered-table-cell/>
          <table:table-cell office:value-type="string" table:style-name="ce6">
            <text:p>koszt_zakupu</text:p>
          </table:table-cell>
          <table:table-cell office:value-type="string" table:style-name="ce7">
            <text:p>Wartość opisowa oparta na liczbie z kolumny<text:s/></text:p>
            <text:p>'koszt_zakupu' w pliku Samoloty.csv.</text:p>
            <text:p/>
          </table:table-cell>
          <table:table-cell table:number-columns-repeated="16381"/>
        </table:table-row>
        <table:table-row table:style-name="ro11">
          <table:covered-table-cell/>
          <table:table-cell office:value-type="string" table:style-name="ce6">
            <text:p>is_current</text:p>
          </table:table-cell>
          <table:table-cell office:value-type="string" table:style-name="ce7">
            <text:p>W momencie wstawiania wartość wynosi 1,<text:s/></text:p>
            <text:p>po aktualizacji - dodawany jest nowy krotek<text:s/></text:p>
            <text:p>i wartość starych zmienia się na 0.</text:p>
          </table:table-cell>
          <table:table-cell table:number-columns-repeated="16381"/>
        </table:table-row>
        <table:table-row table:style-name="ro14">
          <table:covered-table-cell/>
          <table:table-cell office:value-type="string" table:style-name="ce9">
            <text:p>fk_data_produkcji</text:p>
          </table:table-cell>
          <table:table-cell office:value-type="string" table:style-name="ce10">
            <text:p>Klucz obcy (tabela Data). Data opiera się na<text:s/></text:p>
            <text:p>kolumnie 'data_produkcji' (plik Samoloty.csv).</text:p>
          </table:table-cell>
          <table:table-cell table:number-columns-repeated="16381"/>
        </table:table-row>
        <table:table-row table:style-name="ro12">
          <table:table-cell office:value-type="string" table:number-columns-spanned="1" table:number-rows-spanned="6" table:style-name="ce59">
            <text:p>SerwisSamolotowy</text:p>
          </table:table-cell>
          <table:table-cell office:value-type="string" table:number-columns-spanned="2" table:number-rows-spanned="1" table:style-name="ce12">
            <text:p>Jedna krotka to jeden warsztat (serwis) naprawiający samoloty.</text:p>
          </table:table-cell>
          <table:covered-table-cell/>
          <table:table-cell table:number-columns-repeated="16381"/>
        </table:table-row>
        <table:table-row table:style-name="ro13">
          <table:covered-table-cell/>
          <table:table-cell office:value-type="string" table:style-name="ce24">
            <text:p>id_serwis</text:p>
          </table:table-cell>
          <table:table-cell office:value-type="string" table:style-name="ce49">
            <text:p>Klucz zastępczy - generowany przez bazę<text:s/></text:p>
            <text:p>danych</text:p>
          </table:table-cell>
          <table:table-cell table:number-columns-repeated="16381"/>
        </table:table-row>
        <table:table-row table:style-name="ro13">
          <table:covered-table-cell/>
          <table:table-cell office:value-type="string" table:style-name="ce24">
            <text:p>nazwa_serwisu</text:p>
          </table:table-cell>
          <table:table-cell office:value-type="string" table:style-name="ce14">
            <text:p>Źródło - baza danych FADMS, tabela<text:s/></text:p>
            <text:p>ObsługaSamolotu, kolumna 'nazwa_usługi'.</text:p>
          </table:table-cell>
          <table:table-cell table:number-columns-repeated="16381"/>
        </table:table-row>
        <table:table-row table:style-name="ro13">
          <table:covered-table-cell/>
          <table:table-cell office:value-type="string" table:style-name="ce25">
            <text:p>miasto</text:p>
          </table:table-cell>
          <table:table-cell office:value-type="string" table:style-name="ce14">
            <text:p>Źródło - baza danych FADMS, tabela<text:s/></text:p>
            <text:p>ObsługaSamolotu, kolumna 'miasto'.</text:p>
          </table:table-cell>
          <table:table-cell table:number-columns-repeated="16381"/>
        </table:table-row>
        <table:table-row table:style-name="ro13">
          <table:covered-table-cell/>
          <table:table-cell office:value-type="string" table:style-name="ce25">
            <text:p>adres</text:p>
          </table:table-cell>
          <table:table-cell office:value-type="string" table:style-name="ce14">
            <text:p>Źródło - baza danych FADMS, tabela<text:s/></text:p>
            <text:p>ObsługaSamolotu, kolumna 'adres'.</text:p>
          </table:table-cell>
          <table:table-cell table:number-columns-repeated="16381"/>
        </table:table-row>
        <table:table-row table:style-name="ro14">
          <table:covered-table-cell/>
          <table:table-cell office:value-type="string" table:style-name="ce26">
            <text:p>kod_pocztowy</text:p>
          </table:table-cell>
          <table:table-cell office:value-type="string" table:style-name="ce16">
            <text:p>Źródło - baza danych FADMS, tabela<text:s/></text:p>
            <text:p>ObsługaSamolotu, kolumna 'kod_pocztowy'.</text:p>
          </table:table-cell>
          <table:table-cell table:number-columns-repeated="16381"/>
        </table:table-row>
        <table:table-row table:style-name="ro12">
          <table:table-cell office:value-type="string" table:number-columns-spanned="1" table:number-rows-spanned="4" table:style-name="ce58">
            <text:p>Trasa</text:p>
          </table:table-cell>
          <table:table-cell office:value-type="string" table:number-columns-spanned="2" table:number-rows-spanned="1" table:style-name="ce4">
            <text:p>Jedna krotka to jedna trasa.</text:p>
          </table:table-cell>
          <table:covered-table-cell/>
          <table:table-cell table:number-columns-repeated="16381"/>
        </table:table-row>
        <table:table-row table:style-name="ro13">
          <table:covered-table-cell/>
          <table:table-cell office:value-type="string" table:style-name="ce6">
            <text:p>id_trasa</text:p>
          </table:table-cell>
          <table:table-cell office:value-type="string" table:style-name="ce7">
            <text:p>Klucz zastępczy - generowany przez bazę<text:s/></text:p>
            <text:p>danych.</text:p>
          </table:table-cell>
          <table:table-cell table:number-columns-repeated="16381"/>
        </table:table-row>
        <table:table-row table:style-name="ro13">
          <table:covered-table-cell/>
          <table:table-cell office:value-type="string" table:style-name="ce6">
            <text:p>miasto_wylotu</text:p>
          </table:table-cell>
          <table:table-cell office:value-type="string" table:style-name="ce7">
            <text:p>Źródło - baza danych FADMS, tabela Lot,<text:s/></text:p>
            <text:p>kolumna 'miasto_odlotu'.</text:p>
          </table:table-cell>
          <table:table-cell table:number-columns-repeated="16381"/>
        </table:table-row>
        <table:table-row table:style-name="ro14">
          <table:covered-table-cell/>
          <table:table-cell office:value-type="string" table:style-name="ce9">
            <text:p>miasto_przylotu</text:p>
          </table:table-cell>
          <table:table-cell office:value-type="string" table:style-name="ce10">
            <text:p>Źródło - baza danych FADMS, tabela Lot,<text:s/></text:p>
            <text:p>kolumna 'miasto_przylotu'.</text:p>
          </table:table-cell>
          <table:table-cell table:number-columns-repeated="16381"/>
        </table:table-row>
        <table:table-row table:style-name="ro12">
          <table:table-cell office:value-type="string" table:number-columns-spanned="1" table:number-rows-spanned="3" table:style-name="ce56">
            <text:p>Czas</text:p>
          </table:table-cell>
          <table:table-cell office:value-type="string" table:number-columns-spanned="2" table:number-rows-spanned="1" table:style-name="ce32">
            <text:p>Jeden krotka opisuje jeden czas.</text:p>
          </table:table-cell>
          <table:covered-table-cell/>
          <table:table-cell table:number-columns-repeated="16381"/>
        </table:table-row>
        <table:table-row table:style-name="ro13">
          <table:covered-table-cell/>
          <table:table-cell office:value-type="string" table:style-name="ce24">
            <text:p>id_data</text:p>
          </table:table-cell>
          <table:table-cell office:value-type="string" table:style-name="ce34">
            <text:p>Klucz zastępczy - generowany przez bazę<text:s/></text:p>
            <text:p>danych.</text:p>
          </table:table-cell>
          <table:table-cell table:number-columns-repeated="16381"/>
        </table:table-row>
        <table:table-row table:style-name="ro15">
          <table:covered-table-cell/>
          <table:table-cell office:value-type="string" table:number-columns-spanned="2" table:number-rows-spanned="1" table:style-name="ce55">
            <text:p>Wszystkie dane w tej tabeli są generowane krotka po krotce na podstawie<text:s/></text:p>
            <text:p>zegara, przed procesem ETL.</text:p>
          </table:table-cell>
          <table:covered-table-cell/>
          <table:table-cell table:number-columns-repeated="16381"/>
        </table:table-row>
        <table:table-row table:style-name="ro12">
          <table:table-cell office:value-type="string" table:number-columns-spanned="1" table:number-rows-spanned="5" table:style-name="ce58">
            <text:p>AwariaJunk</text:p>
          </table:table-cell>
          <table:table-cell office:value-type="string" table:number-columns-spanned="2" table:number-rows-spanned="1" table:style-name="ce4">
            <text:p>Jedna krotka to jedna dodatkowa informacja o awarii.</text:p>
          </table:table-cell>
          <table:covered-table-cell/>
          <table:table-cell table:number-columns-repeated="16381"/>
        </table:table-row>
        <table:table-row table:style-name="ro13">
          <table:covered-table-cell/>
          <table:table-cell office:value-type="string" table:style-name="ce6">
            <text:p>id_awaria_junk</text:p>
          </table:table-cell>
          <table:table-cell office:value-type="string" table:style-name="ce7">
            <text:p>Klucz zastępczy - generowany przez bazę<text:s/></text:p>
            <text:p>danych.</text:p>
          </table:table-cell>
          <table:table-cell table:number-columns-repeated="16381"/>
        </table:table-row>
        <table:table-row table:style-name="ro13">
          <table:covered-table-cell/>
          <table:table-cell office:value-type="string" table:style-name="ce6">
            <text:p>przyczyna_awarii</text:p>
          </table:table-cell>
          <table:table-cell office:value-type="string" table:style-name="ce7">
            <text:p>Źródło - baza danych FADMS, tabela Awaria,<text:s/></text:p>
            <text:p>kolumna 'przyczyna'</text:p>
          </table:table-cell>
          <table:table-cell table:number-columns-repeated="16381"/>
        </table:table-row>
        <table:table-row table:style-name="ro16">
          <table:covered-table-cell/>
          <table:table-cell office:value-type="string" table:style-name="ce6">
            <text:p>opis_naprawy</text:p>
          </table:table-cell>
          <table:table-cell office:value-type="string" table:style-name="ce7">
            <text:p>Źródło - baza danych FADMS, tabela Naprawa,<text:s/></text:p>
            <text:p>kolumna 'opis'.</text:p>
            <text:p>Opis może być brakiem naprawy<text:s/></text:p>
            <text:p>("sztuczny krotek"), jeśli awaria nie została<text:s/></text:p>
            <text:p>naprawiona.</text:p>
          </table:table-cell>
          <table:table-cell table:number-columns-repeated="16381"/>
        </table:table-row>
        <table:table-row table:style-name="ro17">
          <table:covered-table-cell/>
          <table:table-cell office:value-type="string" table:number-columns-spanned="2" table:number-rows-spanned="1" table:style-name="ce57">
            <text:p>Krotki odpowiadają wszystkim możliwym kombinacjom wartości<text:s/></text:p>
            <text:p>dla przyczyny_awarii i opisu_naprawy i są generowane przed procesem ETL.</text:p>
          </table:table-cell>
          <table:covered-table-cell/>
          <table:table-cell table:number-columns-repeated="16381"/>
        </table:table-row>
        <table:table-row table:style-name="ro12">
          <table:table-cell office:value-type="string" table:style-name="ce52">
            <text:p>LotJunk</text:p>
          </table:table-cell>
          <table:table-cell office:value-type="string" table:number-columns-spanned="2" table:number-rows-spanned="1" table:style-name="ce32">
            <text:p>Jedna krotka to jedna dodatkowa informacja o locie.</text:p>
          </table:table-cell>
          <table:covered-table-cell/>
          <table:table-cell table:number-columns-repeated="16381"/>
        </table:table-row>
        <table:table-row table:style-name="ro13">
          <table:table-cell table:style-name="ce53"/>
          <table:table-cell office:value-type="string" table:style-name="ce24">
            <text:p>id_lot_junk</text:p>
          </table:table-cell>
          <table:table-cell office:value-type="string" table:style-name="ce51">
            <text:p>Klucz zastępczy - generowany przez bazę<text:s/></text:p>
            <text:p>danych.</text:p>
          </table:table-cell>
          <table:table-cell table:number-columns-repeated="16381"/>
        </table:table-row>
        <table:table-row table:style-name="ro18">
          <table:table-cell table:style-name="ce53"/>
          <table:table-cell office:value-type="string" table:style-name="ce24">
            <text:p>przyczyna_opoznienia</text:p>
          </table:table-cell>
          <table:table-cell office:value-type="string" table:style-name="ce34">
            <text:p>Źródło - baza danych FADMS, tabela Opóźnienia, kolumna 'przyczyna'. Tylko pięć możliwych wartości:</text:p>
            <text:p>złe warunki pogodowe,</text:p>
            <text:p>incydent na pokładzie,</text:p>
            <text:p>awaria samolotu,</text:p>
            <text:p>inne,</text:p>
            <text:p>brak opóźnienia (dla "sztucznego krotka")</text:p>
          </table:table-cell>
          <table:table-cell table:number-columns-repeated="16381"/>
        </table:table-row>
        <table:table-row table:style-name="ro16">
          <table:table-cell table:style-name="ce53"/>
          <table:table-cell office:value-type="string" table:style-name="ce24">
            <text:p>status_lotu</text:p>
          </table:table-cell>
          <table:table-cell office:value-type="string" table:style-name="ce34">
            <text:p>Źródło - baza danych FADMS, tabela Lot,<text:s/></text:p>
            <text:p>kolumna 'anulowany'.</text:p>
            <text:p>Tylko dwie możliwe wartości:</text:p>
            <text:p>ukończony ('anulowany' wynosił 0),</text:p>
            <text:p>anulowany ('anulowany' wynosił 1)</text:p>
          </table:table-cell>
          <table:table-cell table:number-columns-repeated="16381"/>
        </table:table-row>
        <table:table-row table:style-name="ro16">
          <table:table-cell table:style-name="ce53"/>
          <table:table-cell office:value-type="string" table:style-name="ce24">
            <text:p>średnia_ocena_klienta</text:p>
          </table:table-cell>
          <table:table-cell office:value-type="string" table:style-name="ce34">
            <text:p>Nie mieliśmy tych danych w bazie danych/</text:p>
            <text:p>pliku .csv.</text:p>
            <text:p>Ocena jest obliczana na podstawie ankiet i<text:s/></text:p>
            <text:p>wprowadzana opisowo jako</text:p>
            <text:p>Poniżej 75 lub Równa lub wyższa niż 75.</text:p>
          </table:table-cell>
          <table:table-cell table:number-columns-repeated="16381"/>
        </table:table-row>
        <table:table-row table:style-name="ro19">
          <table:table-cell table:style-name="ce39"/>
          <table:table-cell office:value-type="string" table:number-columns-spanned="2" table:number-rows-spanned="1" table:style-name="ce54">
            <text:p>Krotki odpowiadają wszystkim możliwym kombinacjom wartości dla tego wymiaru i są generowane przed procesem ETL.</text:p>
          </table:table-cell>
          <table:covered-table-cell/>
          <table:table-cell table:number-columns-repeated="16381"/>
        </table:table-row>
        <table:table-row table:number-rows-repeated="1048520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s187714 .</meta:initial-creator>
    <dc:creator>s187714 .</dc:creator>
    <meta:creation-date>2023-11-17T20:58:31Z</meta:creation-date>
    <dc:date>2023-11-18T10:57:02Z</dc:date>
  </office:meta>
</office:document-meta>
</file>